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ToNumber.convert( Number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oNumber.NumberToNumber( Class &lt;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oNumberConverterFactory.getConverter( Class &lt;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oNumberConverterFactory.matches(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